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30.2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oscovita no orient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orfa de hábito tabular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Perfecta en algunas secciones longitudinale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 2º orden y inicios de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y ligeramente ondulant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5" table:style-name="ce6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<text:s/>50%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5"/>
          <table:table-cell table:number-columns-repeated="16382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Moscov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5">
            <text:p>Kal<text:span text:style-name="T2">2</text:span>(Si<text:span text:style-name="T2">3</text:span>Al)O<text:span text:style-name="T2">10</text:span>(OH,F)<text:span text:style-name="T2">2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A menudo en agregados escamosos, irregulares y criptocristalinos de hábito pseudohexagonal tabular y raramente columnar. Puede ser pseudomorf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Bajo aunque puede presentar cambios débiles de relieve hasta nulo al girar la plat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Perfecta {100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talco, antigorita, gibbsita, caolinita o damourita, entre otr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l 2º orden y inicios d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Poco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oco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0:24:46Z</dc:date>
    <meta:editing-cycles>5</meta:editing-cycles>
    <meta:editing-duration>PT2519S</meta:editing-duration>
  </office:meta>
</office:document-meta>
</file>